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FieldTest.test_codec_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FieldTest.test_codec_3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FieldTest.test_codec_min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FieldTest.test_codec_3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0.setValue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ieldTest.test_codec_min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FieldTest.test_codec_2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FieldTest.test_codec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mberFieldTest.test_codec_null_1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FieldTest.test_codec_2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